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38in"/>
    </style:style>
    <style:style style:name="co2" style:family="table-column">
      <style:table-column-properties fo:break-before="auto" style:column-width="2.3063in"/>
    </style:style>
    <style:style style:name="co3" style:family="table-column">
      <style:table-column-properties fo:break-before="auto" style:column-width="2.0138in"/>
    </style:style>
    <style:style style:name="co4" style:family="table-column">
      <style:table-column-properties fo:break-before="auto" style:column-width="5.5571in"/>
    </style:style>
    <style:style style:name="co5" style:family="table-column">
      <style:table-column-properties fo:break-before="auto" style:column-width="2.0425in"/>
    </style:style>
    <style:style style:name="co6" style:family="table-column">
      <style:table-column-properties fo:break-before="auto" style:column-width="2.2508in"/>
    </style:style>
    <style:style style:name="co7" style:family="table-column">
      <style:table-column-properties fo:break-before="auto" style:column-width="2.4311in"/>
    </style:style>
    <style:style style:name="co8" style:family="table-column">
      <style:table-column-properties fo:break-before="auto" style:column-width="0.833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7291in" fo:break-before="auto" style:use-optimal-row-height="true"/>
    </style:style>
    <style:style style:name="ro3" style:family="table-row">
      <style:table-row-properties style:row-height="1.2602in" fo:break-before="auto" style:use-optimal-row-height="true"/>
    </style:style>
    <style:style style:name="ro4" style:family="table-row">
      <style:table-row-properties style:row-height="0.9063in" fo:break-before="auto" style:use-optimal-row-height="true"/>
    </style:style>
    <style:style style:name="ro5" style:family="table-row">
      <style:table-row-properties style:row-height="1.0835in" fo:break-before="auto" style:use-optimal-row-height="true"/>
    </style:style>
    <style:style style:name="ro6" style:family="table-row">
      <style:table-row-properties style:row-height="0.552in" fo:break-before="auto" style:use-optimal-row-height="true"/>
    </style:style>
    <style:style style:name="ro7" style:family="table-row">
      <style:table-row-properties style:row-height="1.6146in" fo:break-before="auto" style:use-optimal-row-height="true"/>
    </style:style>
    <style:style style:name="ro8" style:family="table-row">
      <style:table-row-properties style:row-height="1.4374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unk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hu</text:p>
          </table:table-cell>
          <table:table-cell table:style-name="ce1" office:value-type="string" calcext:value-type="string">
            <text:p>question hu</text:p>
          </table:table-cell>
          <table:table-cell table:style-name="ce1" office:value-type="string" calcext:value-type="string">
            <text:p>description hu</text:p>
          </table:table-cell>
          <table:table-cell table:style-name="ce1" office:value-type="string" calcext:value-type="string">
            <text:p>order</text:p>
          </table:table-cell>
          <table:table-cell table:style-name="ce5" office:value-type="string" calcext:value-type="string">
            <text:p>name en</text:p>
          </table:table-cell>
          <table:table-cell table:style-name="ce5" office:value-type="string" calcext:value-type="string">
            <text:p>question en</text:p>
          </table:table-cell>
          <table:table-cell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Adatvédelem</text:p>
          </table:table-cell>
          <table:table-cell table:style-name="ce3" office:value-type="string" calcext:value-type="string">
            <text:p>Erősebb adatvédelmi szabályozásra lenne szükség az EU-ban.</text:p>
          </table:table-cell>
          <table:table-cell table:style-name="ce3" office:value-type="string" calcext:value-type="string">
            <text:p>A személyes adatok közé tartoznak például az egészségügyi adatok, a genetikai minták, a gazdasági adatok, a telefonhívások vagy az internetböngészési adatok is. Ezek az adatok politikai vagy üzleti célokra egyaránt használhatók.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Data protection</text:p>
          </table:table-cell>
          <table:table-cell table:style-name="ce5" office:value-type="string" calcext:value-type="string">
            <text:p>EU requires a stronger data protection regime.</text:p>
          </table:table-cell>
          <table:table-cell table:number-columns-repeated="101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Minimálbér</text:p>
          </table:table-cell>
          <table:table-cell table:style-name="ce3" office:value-type="string" calcext:value-type="string">
            <text:p>Az Uniónak szorgalmaznia kellene, hogy minden tagállamban az átlagfizetéshez kötött minimálbért vezessenek be.</text:p>
          </table:table-cell>
          <table:table-cell table:style-name="ce3" office:value-type="string" calcext:value-type="string">
            <text:p>Az átlagos minimálbér az EU tagállamaiban körülbelül az országos átlagbér 40 százaléka. Arányaiban a legalacsonyabb Csehországban (32%), a legmagasabb pedig Szlovéniában és Görögországban (50%). Magyarországon 44%-os a minimálbér átlagbérhez viszonyított aránya.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Minimum wage</text:p>
          </table:table-cell>
          <table:table-cell table:style-name="ce5" office:value-type="string" calcext:value-type="string">
            <text:p>The EU should promote in all member states to introduce a minimum wage tied to the average wage.</text:p>
          </table:table-cell>
          <table:table-cell table:number-columns-repeated="101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Jogalkotás</text:p>
          </table:table-cell>
          <table:table-cell table:style-name="ce3" office:value-type="string" calcext:value-type="string">
            <text:p>Az Európai Parlament kezdeményezhessen önállóan is jogszabályt, az Európai Bizottság nélkül.</text:p>
          </table:table-cell>
          <table:table-cell table:style-name="ce3" office:value-type="string" calcext:value-type="string">
            <text:p>Az Európai Parlament - szemben a nemzeti parlamentekkel - nem nyújthat be törvényjavaslatot az Európai Bizottság jóváhagyása nélkül. A javaslat támogatói szerint ennek megszüntetése az európai demokrácia fejlesztéséhez járulna hozzá, míg ellenzői a nemzeti szuverenitást, a nemzeti parlamentek önállóságát féltik.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Legislation</text:p>
          </table:table-cell>
          <table:table-cell table:style-name="ce5" office:value-type="string" calcext:value-type="string">
            <text:p>The European Parliament should initiate legislation independently without the support of the European Commission.</text:p>
          </table:table-cell>
          <table:table-cell table:number-columns-repeated="1017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CO2 kibocsájtás</text:p>
          </table:table-cell>
          <table:table-cell table:style-name="ce3" office:value-type="string" calcext:value-type="string">
            <text:p>Az EU-nak szigorúbb széndioxid-plafonokat kellene bevezetni a kibocsájtás csökkentése érdekében.</text:p>
          </table:table-cell>
          <table:table-cell table:style-name="ce3" office:value-type="string" calcext:value-type="string">
            <text:p>Az Európai Unióban érvényes szabályok a széndioxid-kibocsájtás mértékét szabályozzák a klímaváltozás visszaszorítása érdekében. Egyesek szerint további szigorításokra van szükség, mások szerint a hasonló szabályok növelhetik az energiaárakat.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CO2 Emission</text:p>
          </table:table-cell>
          <table:table-cell table:style-name="ce5" office:value-type="string" calcext:value-type="string">
            <text:p>The EU should introduce higher CO2 ceilings in order to reduce emission.</text:p>
          </table:table-cell>
          <table:table-cell table:number-columns-repeated="101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Atomenergia</text:p>
          </table:table-cell>
          <table:table-cell table:style-name="ce3" office:value-type="string" calcext:value-type="string">
            <text:p>Az EU tagállamainak meg kellene tiltani az atomenergia állami támogatását.</text:p>
          </table:table-cell>
          <table:table-cell table:style-name="ce3" office:value-type="string" calcext:value-type="string">
            <text:p>Az atomenergia támogatói a fűtőanyag-felhasználás hatékonyságával és (például a szén- vagy gázfűtésű erőművekkel szemben) az alacsony CO2-kibocsájtással érvelnek. Az ellenzők szerint az atomenergia használata nem kifizetődő és magas kockázattal jár.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Nuclear Energy</text:p>
          </table:table-cell>
          <table:table-cell table:style-name="ce5" office:value-type="string" calcext:value-type="string">
            <text:p>Using nuclear energy should be banned in all EU Member States.</text:p>
          </table:table-cell>
          <table:table-cell table:number-columns-repeated="1017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GMO</text:p>
          </table:table-cell>
          <table:table-cell table:style-name="ce3" office:value-type="string" calcext:value-type="string">
            <text:p>A génmódosított növények termesztését engedélyezni kellene az EU tagállamaiban.</text:p>
          </table:table-cell>
          <table:table-cell table:style-name="ce3" office:value-type="string" calcext:value-type="string">
            <text:p>Az EU jelenleg szigorúan korlátozza a génmódosított növények termesztését. A GMO-növények természtésének támogatói szerint az ilyen növények ellenállóbbak a különböző betegségekkel szemben, ezért nem igényelnek vegyi kezelést. A GMO ellenzői a lehetséges egészségügyi kockázatok és környezeti károk miatt aggódnak.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GMOs</text:p>
          </table:table-cell>
          <table:table-cell table:style-name="ce5" office:value-type="string" calcext:value-type="string">
            <text:p>Should genetically-modified growing be more regulated?</text:p>
          </table:table-cell>
          <table:table-cell table:number-columns-repeated="101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Vámok</text:p>
          </table:table-cell>
          <table:table-cell table:style-name="ce3" office:value-type="string" calcext:value-type="string">
            <text:p>A fejlődő országokból származó mezőgazdasági termékekre kivetett vámokat csökkenteni kellene Európában.</text:p>
          </table:table-cell>
          <table:table-cell table:style-name="ce3" office:value-type="string" calcext:value-type="string">
            <text:p>A különböző vámok és importadók támogatói szerint ilyen típusú adókkel lehet megvédeni az uniós tagállamok gazdaságát és piacát a fejlődő országok olcsó mezőgazdasági termékeitől. Ellenzői szerint a különböző vámok hátráltatják az elmaradottabb országok fejlődését, hiszen a fejletlenebb országok legfőbb kiviteli cikkei éppen a mezőgazdasági termékek. Ráadásul az importadók növelhetik az élelmiszerek árát is.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Custom duties</text:p>
          </table:table-cell>
          <table:table-cell table:style-name="ce5" office:value-type="string" calcext:value-type="string">
            <text:p>The custom duties on agricultural products from developing countries should be reduced.</text:p>
          </table:table-cell>
          <table:table-cell table:number-columns-repeated="101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Bizottság elnökének megválasztása</text:p>
          </table:table-cell>
          <table:table-cell table:style-name="ce3" office:value-type="string" calcext:value-type="string">
            <text:p>Az Európai Bizottság elnökét közvetlenül kellene megválasztani.</text:p>
          </table:table-cell>
          <table:table-cell table:style-name="ce3" office:value-type="string" calcext:value-type="string">
            <text:p>Az Európai Bizottság elnökének közvetlen megválasztását támogatók növelnék az uniós intézmények legitimációt. Az ellenzők azzal érvelnek, hogy ez nem old meg semmilyen valós problémát, és nem erősítené az Unióba vetett bizalmat.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President of the Commission</text:p>
          </table:table-cell>
          <table:table-cell table:style-name="ce5" office:value-type="string" calcext:value-type="string">
            <text:p>President of the European Commission should be elected directly.</text:p>
          </table:table-cell>
          <table:table-cell table:number-columns-repeated="1017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Társasági adó minimum</text:p>
          </table:table-cell>
          <table:table-cell table:style-name="ce3" office:value-type="string" calcext:value-type="string">
            <text:p>Be kellene vezetni egy minden tagállamra kötelező társaságiadó-minimumot az Európai Unióban.</text:p>
          </table:table-cell>
          <table:table-cell table:style-name="ce3" office:value-type="string" calcext:value-type="string">
            <text:p>A társasági adó szintje az unión belül 10-35 % között mozog. Az EU-ban egységesen bevezetendő, minimális mértékű társasági adó támogatói szerint a különbségek az EU-n belüli adóparadicsomok kialakulásához vezetek (pl. Ciprus), és a cégek az adókat nem abban az országban fizetik meg, ahol valójában profitot termelnek. Az ellenzők szerint az adópolitika az országok közötti egészséges verseny része.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string" calcext:value-type="string">
            <text:p>Corporate minimum tax</text:p>
          </table:table-cell>
          <table:table-cell table:style-name="ce5" office:value-type="string" calcext:value-type="string">
            <text:p>In all Member States a mandatory minimum corporate tax should be introduced.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Belső támogatások</text:p>
          </table:table-cell>
          <table:table-cell table:style-name="ce3" office:value-type="string" calcext:value-type="string">
            <text:p>Az uniónak kevesebb támogatást kellene adnia a szegényebb tagállamok számára.</text:p>
          </table:table-cell>
          <table:table-cell table:style-name="ce3" office:value-type="string" calcext:value-type="string">
            <text:p>Az EU költségvetésének majdnem egyharmadát teszi ki a régiók támogatása, amelynek fő célja a gazdaságilag fejletlenebb térségek támogatása az EU-n belül. A budapesti régiót kivéve egész Magyarország ide tartozik.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Domestic supports</text:p>
          </table:table-cell>
          <table:table-cell table:style-name="ce5" office:value-type="string" calcext:value-type="string">
            <text:p>The EU should reduce financial support to the less prospering EU-member countries.</text:p>
          </table:table-cell>
          <table:table-cell table:number-columns-repeated="1017"/>
        </table:table-row>
        <table:table-row table:style-name="ro6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EU bővítés</text:p>
          </table:table-cell>
          <table:table-cell table:style-name="ce3" office:value-type="string" calcext:value-type="string">
            <text:p>Nem szabadna újabb tagállamokat felvenni az Európai Unióba.</text:p>
          </table:table-cell>
          <table:table-cell table:style-name="ce3" office:value-type="string" calcext:value-type="string">
            <text:p>Jelenleg hivatalosan Montenegró, Izland, Macedónia, Szerbia és Törökország jelölt az EU-tagságra.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EU enlargement</text:p>
          </table:table-cell>
          <table:table-cell table:style-name="ce5" office:value-type="string" calcext:value-type="string">
            <text:p>The enlargement of the EU countries have to be stopped.</text:p>
          </table:table-cell>
          <table:table-cell table:number-columns-repeated="1017"/>
        </table:table-row>
        <table:table-row table:style-name="ro5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Pénzügyi tranzakciós adó</text:p>
          </table:table-cell>
          <table:table-cell table:style-name="ce3" office:value-type="string" calcext:value-type="string">
            <text:p>Szükség van pénzügyi tranzakciós adóra az EU-ban.</text:p>
          </table:table-cell>
          <table:table-cell table:style-name="ce3" office:value-type="string" calcext:value-type="string">
            <text:p>A pénzügyi tranzakciós adó (kb. 0,01-0,1 %) a támogatói szerint egy ilyen adónem képes lehet megelőzni a pénzügyi spekulációkat. Az ellenzők azzal érvelnek, hogy ez a módszer csak világszerte alkalmazva lehet sikeres, és az unión belüli bevezetéssel csak azt érjük el, hogy megnövekszik a cégek EU-n kívüli tranzakcióinak száma.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string" calcext:value-type="string">
            <text:p>Tax of financial transactions</text:p>
          </table:table-cell>
          <table:table-cell table:style-name="ce5" office:value-type="string" calcext:value-type="string">
            <text:p>A tax on financial transaction is necessary in the EU.</text:p>
          </table:table-cell>
          <table:table-cell table:number-columns-repeated="101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Európai hadsereg</text:p>
          </table:table-cell>
          <table:table-cell table:style-name="ce3" office:value-type="string" calcext:value-type="string">
            <text:p>Közös európai hadsereg felállítására van szükség.</text:p>
          </table:table-cell>
          <table:table-cell table:style-name="ce3" office:value-type="string" calcext:value-type="string">
            <text:p>Jelenleg az EU nem rendelkezik saját hadsereggel, csak harccsoportokkal. A közös hadsereg létrehozásának támogatói szerint a hadsereg erősítené az EU helyzetét nemzetközi szinten, és hozzájárulhatna a konfliktusok feloldásához. Az ellenzők úgy látják, a honvédelem az egyes tagországok feladata.</text:p>
          </table:table-cell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European army</text:p>
          </table:table-cell>
          <table:table-cell table:style-name="ce5" office:value-type="string" calcext:value-type="string">
            <text:p>The Member States need a joint army.</text:p>
          </table:table-cell>
          <table:table-cell table:number-columns-repeated="1017"/>
        </table:table-row>
        <table:table-row table:style-name="ro5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EU biztosok felmentése</text:p>
          </table:table-cell>
          <table:table-cell table:style-name="ce3" office:value-type="string" calcext:value-type="string">
            <text:p>Az Európai Parlamentnek meg kellene adni a jogot, hogy uniós biztosokat felmenthessen a hivatalából.</text:p>
          </table:table-cell>
          <table:table-cell table:style-name="ce3" office:value-type="string" calcext:value-type="string">
            <text:p>Az Európai Bizottság tagjait a tagállamok kormányai nevezik ki, az Európai Bizottság kinevezését pedig az Európai Parlament hagyja jóvá. A Bizottság tagjait kizárólag az Európai Parlament bizalmatlansági indítványa alapján lehet visszahívni, míg egyes képviselőkkel ugyanezt nem lehet megtenni.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Dismissal of commissioners</text:p>
          </table:table-cell>
          <table:table-cell table:style-name="ce5" office:value-type="string" calcext:value-type="string">
            <text:p>Commissioners should be dismissed by the European Parliament.</text:p>
          </table:table-cell>
          <table:table-cell table:number-columns-repeated="101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Közös külpolitika</text:p>
          </table:table-cell>
          <table:table-cell table:style-name="ce3" office:value-type="string" calcext:value-type="string">
            <text:p>Még több külpolitikai kérdésben kellene dönteni közösségi, és nem tagállami szinten.</text:p>
          </table:table-cell>
          <table:table-cell table:style-name="ce3" office:value-type="string" calcext:value-type="string">
            <text:p>Az EU közössségi szinten meghatározott kül- és biztonságpolitikájának céljai elvben kötelezőek a tagállamok részére, de az európai jogszabályok jelenleg nem rendelkeznek semmilyen szankcióval e kötelezettség megsértése esetén.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Common Foreign Polcy</text:p>
          </table:table-cell>
          <table:table-cell table:style-name="ce5" office:value-type="string" calcext:value-type="string">
            <text:p>More foreign policy decisions should be made in the community level.</text:p>
          </table:table-cell>
          <table:table-cell table:number-columns-repeated="1017"/>
        </table:table-row>
        <table:table-row table:style-name="ro7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Uniós segélyezés</text:p>
          </table:table-cell>
          <table:table-cell table:style-name="ce3" office:value-type="string" calcext:value-type="string">
            <text:p>Az EU-nak több forrást kellene biztosítania a nemzetközi fejlesztésre és segélyezésre.</text:p>
          </table:table-cell>
          <table:table-cell table:style-name="ce3" office:value-type="string" calcext:value-type="string">
            <text:p>Az EU komoly fejlesztési segélyt biztosít szegényebb, az EU-n kívüli országok számára. Az intézmény támogatói szerint a segélyek segítik a célországokat, megelőzik a gyors népességnövekedést (baby boom), és visszaszorítják a kivándorlást a fejlettebb országokba, így péládul az EU tagállamaiba. Az ellenzők szerint a segélyek nagy részét a kormányok és bűnözői csoportok eltulajdonítják, így a segélycsomagok nem jutnak el azokhoz, akiknek valóban szükségük van rájuk.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EU aid for the poor</text:p>
          </table:table-cell>
          <table:table-cell table:style-name="ce5" office:value-type="string" calcext:value-type="string">
            <text:p>Do you agree with EU aid for poorer countries outside of the EU?</text:p>
          </table:table-cell>
          <table:table-cell table:number-columns-repeated="1017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Eurokötvény</text:p>
          </table:table-cell>
          <table:table-cell table:style-name="ce3" office:value-type="string" calcext:value-type="string">
            <text:p>Be kellene vezetni az eurókötvényt, amely révén az eurózóna országai közösen kezeskedhetnek egy tagállam által felvett kölcsönért.</text:p>
          </table:table-cell>
          <table:table-cell table:style-name="ce3" office:value-type="string" calcext:value-type="string">
            <text:p>Az eurókötvény-hálózat segítségével a befektetők hiteleket adhatnak az eurózóna területén. Az eurókötvény segíthet kilábalni a válságból a hitelek költségeinek csökkentésével olyan országoknak, mint pl. Görögország vagy Portugália. Az ellenzők arra a problémára, hogy a tagállamok az alacsonyabb kockázatok miatt felelőtlenül viselkedhetnek.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Eurobonds</text:p>
          </table:table-cell>
          <table:table-cell table:style-name="ce5" office:value-type="string" calcext:value-type="string">
            <text:p>Eurozone countries jointly vouch for a loan taken by a Member State.</text:p>
          </table:table-cell>
          <table:table-cell table:number-columns-repeated="1017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Azonos neműek házassága</text:p>
          </table:table-cell>
          <table:table-cell table:style-name="ce3" office:value-type="string" calcext:value-type="string">
            <text:p>A tagállamoknak el kell ismerniük a más országban kötött házasságot egynemű pártok esetében is.</text:p>
          </table:table-cell>
          <table:table-cell table:style-name="ce3" office:value-type="string" calcext:value-type="string">
            <text:p>Az Emberi Jogok Európai Bírósága 2010-es döntése alapján az azonos neműek közötti házasságkötés nem tartozik az elidegeníthetetlen emberi jogok közé, így a tagállamokat nem kényszerítik ennek engedélyezésére vagy elismerésére. A támogatók a homoszexuális pároknak is ugyanezen egyenlő jogokat követelnek. Az ellenzők nem ismerik el az azonos neműek közötti házasságkötést, például vallási okok miatt.</text:p>
          </table:table-cell>
          <table:table-cell table:style-name="ce4" office:value-type="float" office:value="18" calcext:value-type="float">
            <text:p>18</text:p>
          </table:table-cell>
          <table:table-cell table:style-name="ce5" office:value-type="string" calcext:value-type="string">
            <text:p>Same-sex marriage</text:p>
          </table:table-cell>
          <table:table-cell table:style-name="ce5" office:value-type="string" calcext:value-type="string">
            <text:p>Same-sex marriage should be recognised in all EU Member States.</text:p>
          </table:table-cell>
          <table:table-cell table:number-columns-repeated="1017"/>
        </table:table-row>
        <table:table-row table:style-name="ro5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Menekültügy</text:p>
          </table:table-cell>
          <table:table-cell table:style-name="ce3" office:value-type="string" calcext:value-type="string">
            <text:p>A menekültekkel kapcsolatos szabályozás legyen azonos minden európai országban.</text:p>
          </table:table-cell>
          <table:table-cell table:style-name="ce3" office:value-type="string" calcext:value-type="string">
            <text:p>Támogatói szerint a menedékjogot kérelmezők elhelyezésének közösségi szintre emelése segítene a menekülteknek és megelőzhetné, hogy egyik EU tagállamból a másikba vándoroljanak. Az ellenzők véleménye az, hogy minden ország helyzete különbözik ebben a tekintetben, így a szabályozását az egyes tagállamoknak saját hatáskörben kell megoldaniuk.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string" calcext:value-type="string">
            <text:p>Asylum issues</text:p>
          </table:table-cell>
          <table:table-cell table:style-name="ce5" office:value-type="string" calcext:value-type="string">
            <text:p>Asylum laws should be the same in all EU Member States.</text:p>
          </table:table-cell>
          <table:table-cell table:number-columns-repeated="1017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Európai adók</text:p>
          </table:table-cell>
          <table:table-cell table:style-name="ce3" office:value-type="string" calcext:value-type="string">
            <text:p>Az Európai Uniónak adókivetési jogot kellene adni, hogy ezzel helyettesíthesse a tagállami hozzájárulásokat a közös költségvetéshez.</text:p>
          </table:table-cell>
          <table:table-cell table:style-name="ce3" office:value-type="string" calcext:value-type="string">
            <text:p>Jelenleg az EU bevételeinek döntő része a tagállamok GDP-arányos hozzájárulásaiból származik. A közös európai adózás bevezetése az EU költségvetését függetlenítené a tagállamoktól.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European taxes</text:p>
          </table:table-cell>
          <table:table-cell table:style-name="ce5" office:value-type="string" calcext:value-type="string">
            <text:p>The European Union should be given a taxing right in order to substitute the Member States' contributions to the common budget.</text:p>
          </table:table-cell>
          <table:table-cell table:number-columns-repeated="101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Ukrajnai helyzet</text:p>
          </table:table-cell>
          <table:table-cell table:style-name="ce3" office:value-type="string" calcext:value-type="string">
            <text:p>Az Európai Uniónak nem kellene reagálnia az Ukrajnában kialakult helyzetre.</text:p>
          </table:table-cell>
          <table:table-cell table:style-name="ce3" office:value-type="string" calcext:value-type="string">
            <text:p>Az uniós fellépés támogatói szerint az Európai Uniónak egységesen kellene fellépnie a Krím megszállásával szemben. Az ellenzők szerint minden tagállam maga dönthesse el, milyen lépéseket támogat vagy ellenez.</text:p>
          </table:table-cell>
          <table:table-cell table:style-name="ce4" office:value-type="float" office:value="21" calcext:value-type="float">
            <text:p>21</text:p>
          </table:table-cell>
          <table:table-cell table:style-name="ce5" office:value-type="string" calcext:value-type="string">
            <text:p>Situation in Ukraine</text:p>
          </table:table-cell>
          <table:table-cell table:style-name="ce5" office:value-type="string" calcext:value-type="string">
            <text:p>EU should not react to the situation in Ukraine.</text:p>
          </table:table-cell>
          <table:table-cell table:number-columns-repeated="1017"/>
        </table:table-row>
        <table:table-row table:style-name="ro4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Európai Egyesült Államok</text:p>
          </table:table-cell>
          <table:table-cell table:style-name="ce3" office:value-type="string" calcext:value-type="string">
            <text:p>Az Európai Unió céljaként kellene megjelölni az Európai Egyesült Államok megteremtését.</text:p>
          </table:table-cell>
          <table:table-cell table:style-name="ce3" office:value-type="string" calcext:value-type="string">
            <text:p>Az Európai Egyesült Államok támogatói szerint az Unió célja egy európai szuperállam létrejötte. Az ellenzők a tagállami-nemzeti szuverenitás feladását nem tartanák követendőnek.</text:p>
          </table:table-cell>
          <table:table-cell table:style-name="ce4" office:value-type="float" office:value="22" calcext:value-type="float">
            <text:p>22</text:p>
          </table:table-cell>
          <table:table-cell table:style-name="ce5" office:value-type="string" calcext:value-type="string">
            <text:p>United States of Europe</text:p>
          </table:table-cell>
          <table:table-cell table:style-name="ce5" office:value-type="string" calcext:value-type="string">
            <text:p>Establishment of the United States of Europe is the final purpose of the European Union.</text:p>
          </table:table-cell>
          <table:table-cell table:number-columns-repeated="1017"/>
        </table:table-row>
        <table:table-row table:style-name="ro6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Erasmus</text:p>
          </table:table-cell>
          <table:table-cell table:style-name="ce3" office:value-type="string" calcext:value-type="string">
            <text:p>Az Erasmus programot ki kellene terjeszteni a középiskolákra is.</text:p>
          </table:table-cell>
          <table:table-cell table:style-name="ce3" office:value-type="string" calcext:value-type="string">
            <text:p>Jelenleg a külföldi intézményekben való tanulást az Erasmus program csak a felsőoktatásban teszi lehetővé.</text:p>
          </table:table-cell>
          <table:table-cell table:style-name="ce4" office:value-type="float" office:value="23" calcext:value-type="float">
            <text:p>23</text:p>
          </table:table-cell>
          <table:table-cell table:style-name="ce5" office:value-type="string" calcext:value-type="string">
            <text:p>Erasmus</text:p>
          </table:table-cell>
          <table:table-cell table:style-name="ce5" office:value-type="string" calcext:value-type="string">
            <text:p>The Erasmus program should be extended to secondary schools as well.</text:p>
          </table:table-cell>
          <table:table-cell table:number-columns-repeated="101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ÁFA</text:p>
          </table:table-cell>
          <table:table-cell table:style-name="ce3" office:value-type="string" calcext:value-type="string">
            <text:p>Az egész Európai Unióban egységesen, ugyanolyan mértékű ÁFÁ-t kelljen fizetni.</text:p>
          </table:table-cell>
          <table:table-cell table:style-name="ce3" office:value-type="string" calcext:value-type="string">
            <text:p>Az egységes ÁFA szűkítené a nemzeti kormányok lehetőségeit az adópolitika meghatározása tekintetében. Jelenleg Magyarországon a legmagasabb az ÁFA mértéke az uniós tagállamok közül.</text:p>
          </table:table-cell>
          <table:table-cell table:style-name="ce4" office:value-type="float" office:value="24" calcext:value-type="float">
            <text:p>24</text:p>
          </table:table-cell>
          <table:table-cell table:style-name="ce5" office:value-type="string" calcext:value-type="string">
            <text:p>VAT tax</text:p>
          </table:table-cell>
          <table:table-cell table:style-name="ce5" office:value-type="string" calcext:value-type="string">
            <text:p>The same level of VAT tax should be introduce in all EU Member States.</text:p>
          </table:table-cell>
          <table:table-cell table:number-columns-repeated="1017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Munkavállalók száma</text:p>
          </table:table-cell>
          <table:table-cell table:style-name="ce3" office:value-type="string" calcext:value-type="string">
            <text:p>Minden tagországnak lehetőséget kellene adni arra, hogy korlátozza az EU-n belülről, de más országból érkező munkavállalók számát.</text:p>
          </table:table-cell>
          <table:table-cell table:style-name="ce3" office:value-type="string" calcext:value-type="string">
            <text:p>A más uniós országokból, főként Közép- és Kelet-Európából érkező olcsóbb munkaerő és a fogalkoztatási célú bevándorlás korlátozása elsősorban a nyugat-európai országokban vetődött fel lehetőségként.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string" calcext:value-type="string">
            <text:p>Number of foreigner employees</text:p>
          </table:table-cell>
          <table:table-cell table:style-name="ce5" office:value-type="string" calcext:value-type="string">
            <text:p>All member countries should get the opportunity to restrict the number of employees from other EU countries.</text:p>
          </table:table-cell>
          <table:table-cell table:number-columns-repeated="101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Euró bevezetése</text:p>
          </table:table-cell>
          <table:table-cell table:style-name="ce3" office:value-type="string" calcext:value-type="string">
            <text:p>Magyarországon minél előbb be kell vezetni az eurót.</text:p>
          </table:table-cell>
          <table:table-cell table:style-name="ce3" office:value-type="string" calcext:value-type="string">
            <text:p>Az euró bevezetése az önálló inflációs politika feladását jelenti, ugyanakkor csökkenti a tranzakciós költségeket, ösztönzőleg hathat a külkereskedelemre és alacsonyabb reálkamatokhoz vezethet.</text:p>
          </table:table-cell>
          <table:table-cell table:style-name="ce4" office:value-type="float" office:value="26" calcext:value-type="float">
            <text:p>26</text:p>
          </table:table-cell>
          <table:table-cell table:style-name="ce5" office:value-type="string" calcext:value-type="string">
            <text:p>Introduction of euro</text:p>
          </table:table-cell>
          <table:table-cell table:style-name="ce5" office:value-type="string" calcext:value-type="string">
            <text:p>Hungary should adopt the Euro as soon as possible.</text:p>
          </table:table-cell>
          <table:table-cell table:number-columns-repeated="1017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EP-választás</text:p>
          </table:table-cell>
          <table:table-cell table:style-name="ce3" office:value-type="string" calcext:value-type="string">
            <text:p>Az európai képviselők megválasztásánál ne a nemzeti, hanem az európai pártokra lehessen szavazni.</text:p>
          </table:table-cell>
          <table:table-cell table:style-name="ce3" office:value-type="string" calcext:value-type="string">
            <text:p>Az intézkedéssel megnőne az Európai Parlament legitimációja a javaslat támogatói szerint. Az ellenzők szerint az országgyűlési választáson is induló nemzeti pártok megfelelően látják el azt funkciót, hogy jelöltjeik képviseljék egy ország választóit az Európai Parlamentben.</text:p>
          </table:table-cell>
          <table:table-cell table:style-name="ce4" office:value-type="float" office:value="27" calcext:value-type="float">
            <text:p>27</text:p>
          </table:table-cell>
          <table:table-cell table:style-name="ce5" office:value-type="string" calcext:value-type="string">
            <text:p>EP-elections</text:p>
          </table:table-cell>
          <table:table-cell table:style-name="ce5" office:value-type="string" calcext:value-type="string">
            <text:p>MEP's should be elected by voting for European parties.</text:p>
          </table:table-cell>
          <table:table-cell table:number-columns-repeated="1017"/>
        </table:table-row>
        <table:table-row table:style-name="ro8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Demokrácia-minimum</text:p>
          </table:table-cell>
          <table:table-cell table:style-name="ce3" office:value-type="string" calcext:value-type="string">
            <text:p>Az Európai Uniót fel kell hatalmazni arra, hogy pénzek megvonásával büntethesse a demokratikus szabályokat megsértő tagállamokat.</text:p>
          </table:table-cell>
          <table:table-cell table:style-name="ce3" office:value-type="string" calcext:value-type="string">
            <text:p>Az elmúlt években több tagállammal - pl. Romániával és Magyarországgal - szemben merült fel annak lehetősége, hogy a demokráciát sértő kormányzati intézkedések miatt az EU-t fel kellene hatalmazni egy hatékony, de a tagsági jogviszony felfüggesztésénél kevésbé drasztikus eszközzel ezek megakadályozása végett.</text:p>
          </table:table-cell>
          <table:table-cell table:style-name="ce4" office:value-type="float" office:value="28" calcext:value-type="float">
            <text:p>28</text:p>
          </table:table-cell>
          <table:table-cell table:style-name="ce5" office:value-type="string" calcext:value-type="string">
            <text:p>Democratic minimum</text:p>
          </table:table-cell>
          <table:table-cell table:style-name="ce5" office:value-type="string" calcext:value-type="string">
            <text:p>The European Union must be empowered to punish by withdrawal of funds the Member States violating the democratic rules.</text:p>
          </table:table-cell>
          <table:table-cell table:number-columns-repeated="1017"/>
        </table:table-row>
        <table:table-row table:style-name="ro6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Energiapolitika</text:p>
          </table:table-cell>
          <table:table-cell table:style-name="ce3" office:value-type="string" calcext:value-type="string">
            <text:p>Az Európai Unióban közös energiapolitikára van szükség.</text:p>
          </table:table-cell>
          <table:table-cell table:style-name="ce3" office:value-type="string" calcext:value-type="string">
            <text:p>A közös energiapolitika lehetővé tenné az energiaellátás összehangolását az unióban, ugyanakkor az energetika kikerülne a nemzeti kormányok által meghatározott szakterületek sorából.</text:p>
          </table:table-cell>
          <table:table-cell table:style-name="ce4" office:value-type="float" office:value="29" calcext:value-type="float">
            <text:p>29</text:p>
          </table:table-cell>
          <table:table-cell table:style-name="ce5" office:value-type="string" calcext:value-type="string">
            <text:p>Energy policy</text:p>
          </table:table-cell>
          <table:table-cell table:style-name="ce5" office:value-type="string" calcext:value-type="string">
            <text:p>The EU Member States need a common energy policy.</text:p>
          </table:table-cell>
          <table:table-cell table:number-columns-repeated="1017"/>
        </table:table-row>
        <table:table-row table:style-name="ro5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Határok eltörlése</text:p>
          </table:table-cell>
          <table:table-cell table:style-name="ce3" office:value-type="string" calcext:value-type="string">
            <text:p>A határellenőrzést meg kellene szüntetni az EU összes tagállama között.</text:p>
          </table:table-cell>
          <table:table-cell table:style-name="ce3" office:value-type="string" calcext:value-type="string">
            <text:p>Jelenleg csupán az úgynevezett Schengeni övezet tagállamai között nincsen határvizsgálat (Magyarország részese a megállapodásnak). A javaslat támogatói szerint ezt ki kellene terjeszteni az összes uniós tagállamra, így például az Egyesült Királyságra, Írországra és a nem teljes jogú aláírókra (Románia, Bulgária, Ciprus, Horvátország) is.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string" calcext:value-type="string">
            <text:p>Abolition of borders</text:p>
          </table:table-cell>
          <table:table-cell table:style-name="ce5" office:value-type="string" calcext:value-type="string">
            <text:p>Border control should be abolished in all EU Member States.</text:p>
          </table:table-cell>
          <table:table-cell table:number-columns-repeated="1017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Muser</meta:initial-creator>
    <dc:creator>KMuser</dc:creator>
    <meta:creation-date>2014-05-05T07:53:28</meta:creation-date>
    <dc:date>2014-05-15T08:53:33</dc:date>
    <meta:generator>LibreOffice/4.2.3.3$Linux_X86_64 LibreOffice_project/420m0$Build-3</meta:generator>
    <meta:document-statistic meta:table-count="1" meta:cell-count="217" meta:object-count="0"/>
    <meta:user-defined meta:name="AppVersion">15.0300</meta:user-defined>
    <meta:user-defined meta:name="Company">K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